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eeb" officeooo:paragraph-rsid="00038eeb"/>
    </style:style>
    <style:style style:name="P2" style:family="paragraph" style:parent-style-name="Standard">
      <style:paragraph-properties fo:text-align="start" style:justify-single-word="false"/>
      <style:text-properties officeooo:rsid="00038eeb" officeooo:paragraph-rsid="00038ee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8eeb" officeooo:paragraph-rsid="00038eeb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038eeb" officeooo:paragraph-rsid="00066143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038eeb" officeooo:paragraph-rsid="000e4fb1"/>
    </style:style>
    <style:style style:name="P6" style:family="paragraph" style:parent-style-name="Standard" style:list-style-name="L5">
      <style:paragraph-properties fo:text-align="start" style:justify-single-word="false"/>
      <style:text-properties officeooo:rsid="00038eeb" officeooo:paragraph-rsid="001deb86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038eeb" officeooo:paragraph-rsid="0029146b"/>
    </style:style>
    <style:style style:name="P8" style:family="paragraph" style:parent-style-name="Standard" style:list-style-name="L7">
      <style:paragraph-properties fo:text-align="start" style:justify-single-word="false"/>
      <style:text-properties officeooo:rsid="00038eeb" officeooo:paragraph-rsid="003529ec"/>
    </style:style>
    <style:style style:name="P9" style:family="paragraph" style:parent-style-name="Standard" style:list-style-name="L8">
      <style:paragraph-properties fo:text-align="start" style:justify-single-word="false"/>
      <style:text-properties officeooo:rsid="00038eeb" officeooo:paragraph-rsid="00381b0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39b6d" officeooo:paragraph-rsid="00039b6d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039b6d" officeooo:paragraph-rsid="00066143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039b6d" officeooo:paragraph-rsid="000e4fb1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039b6d" officeooo:paragraph-rsid="001deb86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039b6d" officeooo:paragraph-rsid="0029146b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039b6d" officeooo:paragraph-rsid="003529ec"/>
    </style:style>
    <style:style style:name="P16" style:family="paragraph" style:parent-style-name="Standard" style:list-style-name="L8">
      <style:paragraph-properties fo:text-align="start" style:justify-single-word="false"/>
      <style:text-properties officeooo:rsid="00039b6d" officeooo:paragraph-rsid="00381b03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054824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66143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0e4fb1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1deb86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9146b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3529ec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381b03"/>
    </style:style>
    <style:style style:name="P24" style:family="paragraph" style:parent-style-name="Standard">
      <style:paragraph-properties fo:text-align="start" style:justify-single-word="false"/>
      <style:text-properties officeooo:paragraph-rsid="000e4fb1"/>
    </style:style>
    <style:style style:name="P25" style:family="paragraph" style:parent-style-name="Standard">
      <style:paragraph-properties fo:text-align="start" style:justify-single-word="false"/>
      <style:text-properties officeooo:paragraph-rsid="00179b95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deb86"/>
    </style:style>
    <style:style style:name="P27" style:family="paragraph" style:parent-style-name="Standard">
      <style:paragraph-properties fo:text-align="start" style:justify-single-word="false"/>
      <style:text-properties officeooo:paragraph-rsid="0024aef4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29146b"/>
    </style:style>
    <style:style style:name="P29" style:family="paragraph" style:parent-style-name="Standard">
      <style:paragraph-properties fo:text-align="start" style:justify-single-word="false"/>
      <style:text-properties officeooo:paragraph-rsid="00314d88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3529ec"/>
    </style:style>
    <style:style style:name="P31" style:family="paragraph" style:parent-style-name="Standard">
      <style:paragraph-properties fo:text-align="start" style:justify-single-word="false"/>
      <style:text-properties officeooo:paragraph-rsid="003529ec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381b03"/>
    </style:style>
    <style:style style:name="P33" style:family="paragraph" style:parent-style-name="Standard">
      <style:paragraph-properties fo:text-align="start" style:justify-single-word="false"/>
      <style:text-properties officeooo:paragraph-rsid="00381b03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054824" officeooo:paragraph-rsid="00054824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054824" officeooo:paragraph-rsid="00066143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054824" officeooo:paragraph-rsid="000e4fb1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054824" officeooo:paragraph-rsid="001deb86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054824" officeooo:paragraph-rsid="0029146b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054824" officeooo:paragraph-rsid="003529ec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054824" officeooo:paragraph-rsid="00381b03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05f321" officeooo:paragraph-rsid="0005f321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05f321" officeooo:paragraph-rsid="00066143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05f321" officeooo:paragraph-rsid="000e4fb1"/>
    </style:style>
    <style:style style:name="P44" style:family="paragraph" style:parent-style-name="Standard" style:list-style-name="L5">
      <style:paragraph-properties fo:text-align="start" style:justify-single-word="false"/>
      <style:text-properties officeooo:rsid="0005f321" officeooo:paragraph-rsid="001deb86"/>
    </style:style>
    <style:style style:name="P45" style:family="paragraph" style:parent-style-name="Standard" style:list-style-name="L6">
      <style:paragraph-properties fo:text-align="start" style:justify-single-word="false"/>
      <style:text-properties officeooo:rsid="0005f321" officeooo:paragraph-rsid="0029146b"/>
    </style:style>
    <style:style style:name="P46" style:family="paragraph" style:parent-style-name="Standard" style:list-style-name="L7">
      <style:paragraph-properties fo:text-align="start" style:justify-single-word="false"/>
      <style:text-properties officeooo:rsid="0005f321" officeooo:paragraph-rsid="003529ec"/>
    </style:style>
    <style:style style:name="P47" style:family="paragraph" style:parent-style-name="Standard" style:list-style-name="L8">
      <style:paragraph-properties fo:text-align="start" style:justify-single-word="false"/>
      <style:text-properties officeooo:rsid="0005f321" officeooo:paragraph-rsid="00381b03"/>
    </style:style>
    <style:style style:name="P48" style:family="paragraph" style:parent-style-name="Standard">
      <style:paragraph-properties fo:text-align="start" style:justify-single-word="false"/>
      <style:text-properties officeooo:rsid="00066143" officeooo:paragraph-rsid="00066143"/>
    </style:style>
    <style:style style:name="P49" style:family="paragraph" style:parent-style-name="Standard">
      <style:paragraph-properties fo:text-align="start" style:justify-single-word="false"/>
      <style:text-properties officeooo:rsid="0008456b" officeooo:paragraph-rsid="0008456b"/>
    </style:style>
    <style:style style:name="P50" style:family="paragraph" style:parent-style-name="Standard">
      <style:paragraph-properties fo:text-align="start" style:justify-single-word="false"/>
      <style:text-properties officeooo:rsid="000bf388" officeooo:paragraph-rsid="000bf388"/>
    </style:style>
    <style:style style:name="P51" style:family="paragraph" style:parent-style-name="Standard">
      <style:paragraph-properties fo:text-align="start" style:justify-single-word="false"/>
      <style:text-properties officeooo:rsid="0010928a" officeooo:paragraph-rsid="0010928a"/>
    </style:style>
    <style:style style:name="P52" style:family="paragraph" style:parent-style-name="Standard" style:list-style-name="L4">
      <style:paragraph-properties fo:text-align="start" style:justify-single-word="false"/>
      <style:text-properties fo:font-weight="bold" officeooo:paragraph-rsid="000e4fb1" style:font-weight-asian="bold" style:font-weight-complex="bold"/>
    </style:style>
    <style:style style:name="P53" style:family="paragraph" style:parent-style-name="Standard" style:list-style-name="L7">
      <style:paragraph-properties fo:text-align="start" style:justify-single-word="false"/>
      <style:text-properties fo:font-weight="bold" officeooo:paragraph-rsid="003529ec" style:font-weight-asian="bold" style:font-weight-complex="bold"/>
    </style:style>
    <style:style style:name="P54" style:family="paragraph" style:parent-style-name="Standard" style:list-style-name="L5">
      <style:paragraph-properties fo:text-align="start" style:justify-single-word="false"/>
      <style:text-properties fo:font-weight="bold" officeooo:rsid="001f5737" officeooo:paragraph-rsid="001f5737" style:font-weight-asian="bold" style:font-weight-complex="bold"/>
    </style:style>
    <style:style style:name="P55" style:family="paragraph" style:parent-style-name="Standard" style:list-style-name="L5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rsid="001a9c89" officeooo:paragraph-rsid="001a9c89"/>
    </style:style>
    <style:style style:name="P58" style:family="paragraph" style:parent-style-name="Standard">
      <style:paragraph-properties fo:text-align="start" style:justify-single-word="false"/>
      <style:text-properties officeooo:rsid="001deb86" officeooo:paragraph-rsid="001deb86"/>
    </style:style>
    <style:style style:name="P59" style:family="paragraph" style:parent-style-name="Standard" style:list-style-name="L5">
      <style:paragraph-properties fo:text-align="start" style:justify-single-word="false"/>
      <style:text-properties fo:font-weight="normal" officeooo:paragraph-rsid="001deb86" style:font-weight-asian="normal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weight="normal" officeooo:paragraph-rsid="0029146b" style:font-weight-asian="normal" style:font-weight-complex="normal"/>
    </style:style>
    <style:style style:name="P61" style:family="paragraph" style:parent-style-name="Standard" style:list-style-name="L8">
      <style:paragraph-properties fo:text-align="start" style:justify-single-word="false"/>
      <style:text-properties fo:font-weight="normal" officeooo:paragraph-rsid="00381b03" style:font-weight-asian="normal" style:font-weight-complex="normal"/>
    </style:style>
    <style:style style:name="T1" style:family="text">
      <style:text-properties officeooo:rsid="00038eeb"/>
    </style:style>
    <style:style style:name="T2" style:family="text">
      <style:text-properties officeooo:rsid="00039b6d"/>
    </style:style>
    <style:style style:name="T3" style:family="text">
      <style:text-properties officeooo:rsid="00054824"/>
    </style:style>
    <style:style style:name="T4" style:family="text">
      <style:text-properties officeooo:rsid="0005f3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6143" style:font-weight-asian="bold" style:font-weight-complex="bold"/>
    </style:style>
    <style:style style:name="T7" style:family="text">
      <style:text-properties fo:font-weight="bold" officeooo:rsid="003825c3" style:font-weight-asian="bold" style:font-weight-complex="bold"/>
    </style:style>
    <style:style style:name="T8" style:family="text">
      <style:text-properties fo:font-weight="bold" officeooo:rsid="00039b6d" style:font-weight-asian="bold" style:font-weight-complex="bold"/>
    </style:style>
    <style:style style:name="T9" style:family="text">
      <style:text-properties fo:font-weight="bold" officeooo:rsid="0037181d" style:font-weight-asian="bold" style:font-weight-complex="bold"/>
    </style:style>
    <style:style style:name="T10" style:family="text">
      <style:text-properties officeooo:rsid="0008456b"/>
    </style:style>
    <style:style style:name="T11" style:family="text">
      <style:text-properties officeooo:rsid="0009cb3d"/>
    </style:style>
    <style:style style:name="T12" style:family="text">
      <style:text-properties officeooo:rsid="000b766d"/>
    </style:style>
    <style:style style:name="T13" style:family="text">
      <style:text-properties officeooo:rsid="000cb173"/>
    </style:style>
    <style:style style:name="T14" style:family="text">
      <style:text-properties officeooo:rsid="000e4fb1"/>
    </style:style>
    <style:style style:name="T15" style:family="text">
      <style:text-properties officeooo:rsid="00112aa8"/>
    </style:style>
    <style:style style:name="T16" style:family="text">
      <style:text-properties officeooo:rsid="00137727"/>
    </style:style>
    <style:style style:name="T17" style:family="text">
      <style:text-properties officeooo:rsid="00138d58"/>
    </style:style>
    <style:style style:name="T18" style:family="text">
      <style:text-properties officeooo:rsid="0013b157"/>
    </style:style>
    <style:style style:name="T19" style:family="text">
      <style:text-properties officeooo:rsid="0014bf7d"/>
    </style:style>
    <style:style style:name="T20" style:family="text">
      <style:text-properties officeooo:rsid="0016208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79b95" style:font-weight-asian="normal" style:font-weight-complex="normal"/>
    </style:style>
    <style:style style:name="T23" style:family="text">
      <style:text-properties fo:font-weight="normal" officeooo:rsid="0017abc1" style:font-weight-asian="normal" style:font-weight-complex="normal"/>
    </style:style>
    <style:style style:name="T24" style:family="text">
      <style:text-properties fo:font-weight="normal" officeooo:rsid="00193a32" style:font-weight-asian="normal" style:font-weight-complex="normal"/>
    </style:style>
    <style:style style:name="T25" style:family="text">
      <style:text-properties fo:font-weight="normal" officeooo:rsid="001d6fd2" style:font-weight-asian="normal" style:font-weight-complex="normal"/>
    </style:style>
    <style:style style:name="T26" style:family="text">
      <style:text-properties fo:font-weight="normal" officeooo:rsid="001dc741" style:font-weight-asian="normal" style:font-weight-complex="normal"/>
    </style:style>
    <style:style style:name="T27" style:family="text">
      <style:text-properties fo:font-weight="normal" officeooo:rsid="001deb86" style:font-weight-asian="normal" style:font-weight-complex="normal"/>
    </style:style>
    <style:style style:name="T28" style:family="text">
      <style:text-properties fo:font-weight="normal" officeooo:rsid="0005f321" style:font-weight-asian="normal" style:font-weight-complex="normal"/>
    </style:style>
    <style:style style:name="T29" style:family="text">
      <style:text-properties fo:font-weight="normal" officeooo:rsid="0013b157" style:font-weight-asian="normal" style:font-weight-complex="normal"/>
    </style:style>
    <style:style style:name="T30" style:family="text">
      <style:text-properties fo:font-weight="normal" officeooo:rsid="000e4fb1" style:font-weight-asian="normal" style:font-weight-complex="normal"/>
    </style:style>
    <style:style style:name="T31" style:family="text">
      <style:text-properties fo:font-weight="normal" officeooo:rsid="001f5737" style:font-weight-asian="normal" style:font-weight-complex="normal"/>
    </style:style>
    <style:style style:name="T32" style:family="text">
      <style:text-properties fo:font-weight="normal" officeooo:rsid="0024009f" style:font-weight-asian="normal" style:font-weight-complex="normal"/>
    </style:style>
    <style:style style:name="T33" style:family="text">
      <style:text-properties fo:font-weight="normal" officeooo:rsid="002627e9" style:font-weight-asian="normal" style:font-weight-complex="normal"/>
    </style:style>
    <style:style style:name="T34" style:family="text">
      <style:text-properties fo:font-weight="normal" officeooo:rsid="0027d9e5" style:font-weight-asian="normal" style:font-weight-complex="normal"/>
    </style:style>
    <style:style style:name="T35" style:family="text">
      <style:text-properties fo:font-weight="normal" officeooo:rsid="0029146b" style:font-weight-asian="normal" style:font-weight-complex="normal"/>
    </style:style>
    <style:style style:name="T36" style:family="text">
      <style:text-properties fo:font-weight="normal" officeooo:rsid="0024aef4" style:font-weight-asian="normal" style:font-weight-complex="normal"/>
    </style:style>
    <style:style style:name="T37" style:family="text">
      <style:text-properties fo:font-weight="normal" officeooo:rsid="0029308d" style:font-weight-asian="normal" style:font-weight-complex="normal"/>
    </style:style>
    <style:style style:name="T38" style:family="text">
      <style:text-properties fo:font-weight="normal" officeooo:rsid="002a41c4" style:font-weight-asian="normal" style:font-weight-complex="normal"/>
    </style:style>
    <style:style style:name="T39" style:family="text">
      <style:text-properties fo:font-weight="normal" officeooo:rsid="002c0751" style:font-weight-asian="normal" style:font-weight-complex="normal"/>
    </style:style>
    <style:style style:name="T40" style:family="text">
      <style:text-properties fo:font-weight="normal" officeooo:rsid="002d9363" style:font-weight-asian="normal" style:font-weight-complex="normal"/>
    </style:style>
    <style:style style:name="T41" style:family="text">
      <style:text-properties fo:font-weight="normal" officeooo:rsid="002ea70a" style:font-weight-asian="normal" style:font-weight-complex="normal"/>
    </style:style>
    <style:style style:name="T42" style:family="text">
      <style:text-properties fo:font-weight="normal" officeooo:rsid="002ee41c" style:font-weight-asian="normal" style:font-weight-complex="normal"/>
    </style:style>
    <style:style style:name="T43" style:family="text">
      <style:text-properties fo:font-weight="normal" officeooo:rsid="003088c8" style:font-weight-asian="normal" style:font-weight-complex="normal"/>
    </style:style>
    <style:style style:name="T44" style:family="text">
      <style:text-properties fo:font-weight="normal" officeooo:rsid="00314d88" style:font-weight-asian="normal" style:font-weight-complex="normal"/>
    </style:style>
    <style:style style:name="T45" style:family="text">
      <style:text-properties fo:font-weight="normal" officeooo:rsid="0033253d" style:font-weight-asian="normal" style:font-weight-complex="normal"/>
    </style:style>
    <style:style style:name="T46" style:family="text">
      <style:text-properties fo:font-weight="normal" officeooo:rsid="00342857" style:font-weight-asian="normal" style:font-weight-complex="normal"/>
    </style:style>
    <style:style style:name="T47" style:family="text">
      <style:text-properties fo:font-weight="normal" officeooo:rsid="0037181d" style:font-weight-asian="normal" style:font-weight-complex="normal"/>
    </style:style>
    <style:style style:name="T48" style:family="text">
      <style:text-properties fo:font-weight="normal" officeooo:rsid="00380fb3" style:font-weight-asian="normal" style:font-weight-complex="normal"/>
    </style:style>
    <style:style style:name="T49" style:family="text">
      <style:text-properties fo:font-weight="normal" officeooo:rsid="00381b03" style:font-weight-asian="normal" style:font-weight-complex="normal"/>
    </style:style>
    <style:style style:name="T50" style:family="text">
      <style:text-properties fo:font-weight="normal" officeooo:rsid="003b7835" style:font-weight-asian="normal" style:font-weight-complex="normal"/>
    </style:style>
    <style:style style:name="T51" style:family="text">
      <style:text-properties fo:font-weight="normal" officeooo:rsid="003d27c1" style:font-weight-asian="normal" style:font-weight-complex="normal"/>
    </style:style>
    <style:style style:name="T52" style:family="text">
      <style:text-properties fo:font-weight="normal" officeooo:rsid="003dad02" style:font-weight-asian="normal" style:font-weight-complex="normal"/>
    </style:style>
    <style:style style:name="T53" style:family="text">
      <style:text-properties officeooo:rsid="001bc40b"/>
    </style:style>
    <style:style style:name="T54" style:family="text">
      <style:text-properties officeooo:rsid="001deb86"/>
    </style:style>
    <style:style style:name="T55" style:family="text">
      <style:text-properties officeooo:rsid="001f5737"/>
    </style:style>
    <style:style style:name="T56" style:family="text">
      <style:text-properties officeooo:rsid="00237fb2"/>
    </style:style>
    <style:style style:name="T57" style:family="text">
      <style:text-properties officeooo:rsid="0029146b"/>
    </style:style>
    <style:style style:name="T58" style:family="text">
      <style:text-properties officeooo:rsid="0037181d"/>
    </style:style>
    <style:style style:name="T59" style:family="text">
      <style:text-properties officeooo:rsid="00381b03"/>
    </style:style>
    <style:style style:name="T60" style:family="text">
      <style:text-properties officeooo:rsid="003825c3"/>
    </style:style>
    <style:style style:name="T61" style:family="text">
      <style:text-properties officeooo:rsid="003a0e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erparameter Logs</text:p>
      <text:p text:style-name="P50">**Dev set used to tune model hyperparameters</text:p>
      <text:p text:style-name="P1"/>
      <text:p text:style-name="P2">1. 89% accuracy on Cifar10: <text:span text:style-name="T53">15s – 17s per epoch</text:span></text:p>
      <text:list xml:id="list2820416294" text:style-name="L2">
        <text:list-item>
          <text:p text:style-name="P17">150 epoch<text:span text:style-name="T3">s</text:span></text:p>
        </text:list-item>
        <text:list-item>
          <text:p text:style-name="P34">batch_size = 64</text:p>
        </text:list-item>
        <text:list-item>
          <text:p text:style-name="P34">train/test/val splits = 40000 train, 10000 test, 10000 val</text:p>
        </text:list-item>
      </text:list>
      <text:list xml:id="list888918278" text:style-name="L1">
        <text:list-item>
          <text:p text:style-name="P3">weight_decay = 1e-4</text:p>
        </text:list-item>
        <text:list-item>
          <text:p text:style-name="P3">Dropout 0.2, Dropout 0.3, Dropout 0.4</text:p>
        </text:list-item>
        <text:list-item>
          <text:p text:style-name="P10">Adam using learning_rate = 1e-3</text:p>
        </text:list-item>
        <text:list-item>
          <text:p text:style-name="P10">Data Augmentation:</text:p>
          <text:list>
            <text:list-item>
              <text:p text:style-name="P10">rotation_range = 15</text:p>
            </text:list-item>
            <text:list-item>
              <text:p text:style-name="P10">width_shift_range = 0.1</text:p>
            </text:list-item>
            <text:list-item>
              <text:p text:style-name="P10">height_shift_range = 0.1</text:p>
            </text:list-item>
            <text:list-item>
              <text:p text:style-name="P10">horizontal_flip = True</text:p>
            </text:list-item>
          </text:list>
        </text:list-item>
        <text:list-item>
          <text:p text:style-name="P41">lr_schedule: </text:p>
          <text:list>
            <text:list-item>
              <text:p text:style-name="P41">epoch &gt; 80 lr *= 1e-1</text:p>
            </text:list-item>
            <text:list-item>
              <text:p text:style-name="P41">epoch &gt; 120 lr*= 1e-2</text:p>
            </text:list-item>
          </text:list>
        </text:list-item>
      </text:list>
      <text:p text:style-name="P48">2. 80% accuracy: <text:span text:style-name="T10">Changed rotation range. Worse results.</text:span></text:p>
      <text:list xml:id="list214320651923059" text:continue-list="list2820416294" text:style-name="L2">
        <text:list-item>
          <text:p text:style-name="P18">150 epoch<text:span text:style-name="T3">s</text:span></text:p>
        </text:list-item>
        <text:list-item>
          <text:p text:style-name="P35">batch_size = 64</text:p>
        </text:list-item>
        <text:list-item>
          <text:p text:style-name="P35">train/test/val splits = 40000 train, 10000 test, 10000 val</text:p>
        </text:list-item>
      </text:list>
      <text:list xml:id="list1314735305" text:style-name="L3">
        <text:list-item>
          <text:p text:style-name="P4">weight_decay = 1e-4</text:p>
        </text:list-item>
        <text:list-item>
          <text:p text:style-name="P4">Dropout 0.2, Dropout 0.3, Dropout 0.4</text:p>
        </text:list-item>
        <text:list-item>
          <text:p text:style-name="P11">Adam using learning_rate = 1e-3</text:p>
        </text:list-item>
        <text:list-item>
          <text:p text:style-name="P11">Data Augmentation:</text:p>
          <text:list>
            <text:list-item>
              <text:p text:style-name="P11">r<text:span text:style-name="T5">otation_range = </text:span><text:span text:style-name="T6">90 * changed</text:span></text:p>
            </text:list-item>
            <text:list-item>
              <text:p text:style-name="P11">width_shift_range = 0.1</text:p>
            </text:list-item>
            <text:list-item>
              <text:p text:style-name="P11">height_shift_range = 0.1</text:p>
            </text:list-item>
            <text:list-item>
              <text:p text:style-name="P11">horizontal_flip = True</text:p>
            </text:list-item>
          </text:list>
        </text:list-item>
        <text:list-item>
          <text:p text:style-name="P42">lr_schedule: </text:p>
          <text:list>
            <text:list-item>
              <text:p text:style-name="P42">epoch &gt; 80 lr *= 1e-1</text:p>
            </text:list-item>
            <text:list-item>
              <text:p text:style-name="P42">epoch &gt; 120 lr*= 1e-2</text:p>
            </text:list-item>
          </text:list>
        </text:list-item>
      </text:list>
      <text:p text:style-name="P49">3. <text:s/><text:span text:style-name="T13">84.7</text:span>% <text:span text:style-name="T11">accuracy: Removing learning rate scheduler with Adam </text:span><text:span text:style-name="T12">and using 1. configuration. </text:span><text:span text:style-name="T13">Worse results</text:span></text:p>
      <text:p text:style-name="P49"/>
      <text:p text:style-name="P51">4. <text:span text:style-name="T15">89</text:span>% accuracy: Changed validation size from .2 to .15 <text:span text:style-name="T16">using 1. configuration. </text:span><text:span text:style-name="T17">Same results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24"><text:span text:style-name="T18">5.</text:span><text:span text:style-name="T1"> </text:span><text:span text:style-name="T20">85%</text:span><text:span text:style-name="T1"> accuracy on Cifar10: </text:span><text:span text:style-name="T20">Early stopped at epoch 88</text:span></text:p>
      <text:list xml:id="list214319232365799" text:continue-list="list214320651923059" text:style-name="L2">
        <text:list-item>
          <text:p text:style-name="P19">150 epoch<text:span text:style-name="T3">s</text:span></text:p>
        </text:list-item>
        <text:list-item>
          <text:p text:style-name="P36">batch_size = 64</text:p>
        </text:list-item>
        <text:list-item>
          <text:p text:style-name="P36">train/test/val splits = 40000 train, 10000 test, 10000 val</text:p>
        </text:list-item>
      </text:list>
      <text:list xml:id="list868252346" text:style-name="L4">
        <text:list-item>
          <text:p text:style-name="P5">weight_decay = 1e-4</text:p>
        </text:list-item>
        <text:list-item>
          <text:p text:style-name="P5">Dropout 0.2, Dropout 0.3, Dropout 0.4</text:p>
        </text:list-item>
        <text:list-item>
          <text:p text:style-name="P12">Adam using learning_rate = 1e-3</text:p>
        </text:list-item>
        <text:list-item>
          <text:p text:style-name="P12">Data Augmentation:</text:p>
          <text:list>
            <text:list-item>
              <text:p text:style-name="P12">rotation_range = 15</text:p>
            </text:list-item>
            <text:list-item>
              <text:p text:style-name="P12">width_shift_range = 0.1</text:p>
            </text:list-item>
            <text:list-item>
              <text:p text:style-name="P12">height_shift_range = 0.1</text:p>
            </text:list-item>
            <text:list-item>
              <text:p text:style-name="P12">horizontal_flip = True</text:p>
            </text:list-item>
          </text:list>
        </text:list-item>
        <text:list-item>
          <text:p text:style-name="P43">lr_schedule: </text:p>
          <text:list>
            <text:list-item>
              <text:p text:style-name="P52"><text:span text:style-name="T4">epoch &gt; </text:span><text:span text:style-name="T18">80</text:span><text:span text:style-name="T14"> </text:span><text:span text:style-name="T4">lr *= </text:span><text:span text:style-name="T14">5e-4 * </text:span><text:span text:style-name="T19">changed from 1</text:span></text:p>
            </text:list-item>
            <text:list-item>
              <text:p text:style-name="P52"><text:span text:style-name="T4">epoch &gt; 1</text:span><text:span text:style-name="T18">20</text:span><text:span text:style-name="T4"> lr*= </text:span><text:span text:style-name="T14">3e-4 * </text:span><text:span text:style-name="T19">changed from 1</text:span></text:p>
              <text:p text:style-name="P52"/>
            </text:list-item>
          </text:list>
        </text:list-item>
      </text:list>
      <text:p text:style-name="P25"><text:span text:style-name="T22">6. </text:span><text:span text:style-name="T23">89</text:span><text:span text:style-name="T22">% accuracy on Cifar10: Changed validation size to .10 from configuration #1. </text:span><text:span text:style-name="T24">Best test accuracy yet. Slight improvement. Early stopped at epoch 146/150</text:span></text:p>
      <text:p text:style-name="P57"><text:span text:style-name="T24"/></text:p>
      <text:p text:style-name="P57"><text:span text:style-name="T24">7. </text:span><text:span text:style-name="T26">89.81</text:span><text:span text:style-name="T24">% </text:span><text:span text:style-name="T21">accuracy on CIfar10: Changed validation size to .02 (1000 samples) from configuration #1. </text:span><text:span text:style-name="T25">Epoch time is up a bit to 18s-19s per epoch. </text:span><text:span text:style-name="T27">Slight increase in accuracy. </text:span><text:span text:style-name="T32">Takes 46 minutes for all epochs.</text:span></text:p>
      <text:p text:style-name="P57"><text:span text:style-name="T27"/></text:p>
      <text:p text:style-name="P58"><text:span text:style-name="T21">8. <text:s/></text:span><text:span text:style-name="T33">89.</text:span><text:span text:style-name="T34">78</text:span><text:span text:style-name="T21">% accuracy on cifar10: </text:span><text:span text:style-name="T34">Added 50 more epochs for a total of 200. More lr_schedule activity but overall not much of a change in accuracy.</text:span></text:p>
      <text:list xml:id="list214320343474375" text:continue-list="list214319232365799" text:style-name="L2">
        <text:list-item>
          <text:p text:style-name="P20"><text:span text:style-name="T54">200</text:span> epoch<text:span text:style-name="T3">s</text:span></text:p>
        </text:list-item>
        <text:list-item>
          <text:p text:style-name="P37">batch_size = 64</text:p>
        </text:list-item>
        <text:list-item>
          <text:p text:style-name="P20"><text:span text:style-name="T3">train/test/val splits = 4</text:span><text:span text:style-name="T56">9000</text:span><text:span text:style-name="T3"> train, 10000 test, 1</text:span><text:span text:style-name="T56">000</text:span><text:span text:style-name="T3"> val</text:span></text:p>
        </text:list-item>
      </text:list>
      <text:list xml:id="list665091299" text:style-name="L5">
        <text:list-item>
          <text:p text:style-name="P6">weight_decay = 1e-4</text:p>
        </text:list-item>
        <text:list-item>
          <text:p text:style-name="P6">Dropout 0.2, Dropout 0.3, Dropout 0.4</text:p>
        </text:list-item>
        <text:list-item>
          <text:p text:style-name="P13">Adam using learning_rate = 1e-3</text:p>
        </text:list-item>
        <text:list-item>
          <text:p text:style-name="P13">Data Augmentation:</text:p>
          <text:list>
            <text:list-item>
              <text:p text:style-name="P13">rotation_range = 15</text:p>
            </text:list-item>
            <text:list-item>
              <text:p text:style-name="P13">width_shift_range = 0.1</text:p>
            </text:list-item>
            <text:list-item>
              <text:p text:style-name="P13">height_shift_range = 0.1</text:p>
            </text:list-item>
            <text:list-item>
              <text:p text:style-name="P13">horizontal_flip = True</text:p>
            </text:list-item>
          </text:list>
        </text:list-item>
        <text:list-item>
          <text:p text:style-name="P44">lr_schedule: </text:p>
          <text:list>
            <text:list-item>
              <text:p text:style-name="P59"><text:span text:style-name="T4">epoch &gt; </text:span><text:span text:style-name="T18">80</text:span><text:span text:style-name="T14"> </text:span><text:span text:style-name="T4">lr *= </text:span><text:span text:style-name="T55">1e-1</text:span></text:p>
            </text:list-item>
            <text:list-item>
              <text:p text:style-name="P26"><text:span text:style-name="T28">epoch &gt; 1</text:span><text:span text:style-name="T29">20</text:span><text:span text:style-name="T28"> lr*= </text:span><text:span text:style-name="T31">1e-2</text:span></text:p>
            </text:list-item>
            <text:list-item>
              <text:p text:style-name="P54"><text:span text:style-name="T19">e</text:span>poch &gt; 160 lr *= 1e-3</text:p>
            </text:list-item>
            <text:list-item>
              <text:p text:style-name="P55">epoch &gt; 180 lr *= 0.5e-3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7"><text:soft-page-break/><text:span text:style-name="T36">9. </text:span><text:span text:style-name="T39">89.4</text:span><text:span text:style-name="T36">% accuracy on cifar10: </text:span><text:span text:style-name="T35">Added an extra Dense (128) layer with relu after the Flatten() layer. Followed with </text:span><text:span text:style-name="T37">a batch norm, and a dropout of 0.5. </text:span><text:span text:style-name="T40">No real improvement even though extra layers were added.</text:span></text:p>
      <text:list xml:id="list214320876172880" text:continue-list="list214320343474375" text:style-name="L2">
        <text:list-item>
          <text:p text:style-name="P21"><text:span text:style-name="T57">150 </text:span>epoch<text:span text:style-name="T3">s</text:span></text:p>
        </text:list-item>
        <text:list-item>
          <text:p text:style-name="P38">batch_size = 64</text:p>
        </text:list-item>
        <text:list-item>
          <text:p text:style-name="P21"><text:span text:style-name="T3">train/test/val splits = 4</text:span><text:span text:style-name="T56">9000</text:span><text:span text:style-name="T3"> train, 10000 test, 1</text:span><text:span text:style-name="T56">000</text:span><text:span text:style-name="T3"> val</text:span></text:p>
        </text:list-item>
      </text:list>
      <text:list xml:id="list302397142" text:style-name="L6">
        <text:list-item>
          <text:p text:style-name="P7">weight_decay = 1e-4</text:p>
        </text:list-item>
        <text:list-item>
          <text:p text:style-name="P7">Dropout 0.2, Dropout 0.3, Dropout 0.4, <text:span text:style-name="T57">Dropout 0.5</text:span></text:p>
        </text:list-item>
        <text:list-item>
          <text:p text:style-name="P14">Adam using learning_rate = 1e-3</text:p>
        </text:list-item>
        <text:list-item>
          <text:p text:style-name="P14">Data Augmentation:</text:p>
          <text:list>
            <text:list-item>
              <text:p text:style-name="P14">rotation_range = 15</text:p>
            </text:list-item>
            <text:list-item>
              <text:p text:style-name="P14">width_shift_range = 0.1</text:p>
            </text:list-item>
            <text:list-item>
              <text:p text:style-name="P14">height_shift_range = 0.1</text:p>
            </text:list-item>
            <text:list-item>
              <text:p text:style-name="P14">horizontal_flip = True</text:p>
            </text:list-item>
          </text:list>
        </text:list-item>
        <text:list-item>
          <text:p text:style-name="P45">lr_schedule: </text:p>
          <text:list>
            <text:list-item>
              <text:p text:style-name="P60"><text:span text:style-name="T4">epoch &gt; </text:span><text:span text:style-name="T18">80</text:span><text:span text:style-name="T14"> </text:span><text:span text:style-name="T4">lr *= </text:span><text:span text:style-name="T55">1e-1</text:span></text:p>
            </text:list-item>
            <text:list-item>
              <text:p text:style-name="P28"><text:span text:style-name="T28">epoch &gt; 1</text:span><text:span text:style-name="T29">20</text:span><text:span text:style-name="T28"> lr*= </text:span><text:span text:style-name="T31">1e-2</text:span></text:p>
            </text:list-item>
          </text:list>
        </text:list-item>
      </text:list>
      <text:p text:style-name="P27"><text:span text:style-name="T36">10. </text:span><text:span text:style-name="T42">88.7</text:span><text:span text:style-name="T36">% accuracy on cifar10: Going to try </text:span><text:span text:style-name="T38">changing weight decay 5e-4. </text:span><text:span text:style-name="T41">Removing extra layer that was used in 9. for this trial. </text:span><text:span text:style-name="T43">Accuracy went down. </text:span><text:span text:style-name="T44">44Minutes to train with about 17-18s per epoch</text:span></text:p>
      <text:p text:style-name="P27"><text:span text:style-name="T44"/></text:p>
      <text:p text:style-name="P29"><text:span text:style-name="T43">1</text:span><text:span text:style-name="T44">1. </text:span><text:span text:style-name="T50">82</text:span><text:span text:style-name="T44">% </text:span><text:span text:style-name="T48">accuracy </text:span><text:span text:style-name="T51">on cifar10:</text:span><text:span text:style-name="T48"> T</text:span><text:span text:style-name="T45">rying SGD learning with starting lr = 1e-3 and momentum</text:span><text:span text:style-name="T46">= </text:span><text:span text:style-name="T45">0.9. </text:span><text:span text:style-name="T52">May revisit this with more epochs due to SGD being slow for converging.</text:span></text:p>
      <text:list xml:id="list214320293591956" text:continue-list="list214320876172880" text:style-name="L2">
        <text:list-item>
          <text:p text:style-name="P22"><text:span text:style-name="T57">150 </text:span>epoch<text:span text:style-name="T3">s</text:span></text:p>
        </text:list-item>
        <text:list-item>
          <text:p text:style-name="P39">batch_size = 64</text:p>
        </text:list-item>
        <text:list-item>
          <text:p text:style-name="P22"><text:span text:style-name="T3">train/test/val splits = 4</text:span><text:span text:style-name="T56">9000</text:span><text:span text:style-name="T3"> train, 10000 test, 1</text:span><text:span text:style-name="T56">000</text:span><text:span text:style-name="T3"> val</text:span></text:p>
        </text:list-item>
      </text:list>
      <text:list xml:id="list451254283" text:style-name="L7">
        <text:list-item>
          <text:p text:style-name="P8">weight_decay = 1e-4</text:p>
        </text:list-item>
        <text:list-item>
          <text:p text:style-name="P8">Dropout 0.2, Dropout 0.3, Dropout 0.4</text:p>
        </text:list-item>
        <text:list-item>
          <text:p text:style-name="P53"><text:span text:style-name="T58">SGD</text:span><text:span text:style-name="T2"> using learning_rate = 1e-3 * </text:span><text:span text:style-name="T58">changed</text:span></text:p>
        </text:list-item>
        <text:list-item>
          <text:p text:style-name="P15">Data Augmentation:</text:p>
          <text:list>
            <text:list-item>
              <text:p text:style-name="P15">rotation_range = 15</text:p>
            </text:list-item>
            <text:list-item>
              <text:p text:style-name="P15">width_shift_range = 0.1</text:p>
            </text:list-item>
            <text:list-item>
              <text:p text:style-name="P15">height_shift_range = 0.1</text:p>
            </text:list-item>
            <text:list-item>
              <text:p text:style-name="P15">horizontal_flip = True</text:p>
            </text:list-item>
          </text:list>
        </text:list-item>
        <text:list-item>
          <text:p text:style-name="P46">lr_schedule: </text:p>
          <text:list>
            <text:list-item>
              <text:p text:style-name="P53"><text:span text:style-name="T4">epoch &gt; </text:span><text:span text:style-name="T58">70</text:span><text:span text:style-name="T14"> </text:span><text:span text:style-name="T4">lr *= </text:span><text:span text:style-name="T55">1e-1 * </text:span><text:span text:style-name="T58">changed cutoff from &gt; 80 to &gt;70</text:span></text:p>
            </text:list-item>
            <text:list-item>
              <text:p text:style-name="P30"><text:span text:style-name="T28">epoch &gt; 1</text:span><text:span text:style-name="T29">20</text:span><text:span text:style-name="T28"> lr*= </text:span><text:span text:style-name="T31">1e-2</text:span></text:p>
            </text:list-item>
          </text:list>
        </text:list-item>
      </text:list>
      <text:p text:style-name="P31"><text:span text:style-name="T31"/></text:p>
      <text:p text:style-name="P33"><text:span text:style-name="T43">1</text:span><text:span text:style-name="T49">2</text:span><text:span text:style-name="T44">. % </text:span><text:span text:style-name="T48">accuracy T</text:span><text:span text:style-name="T45">rying </text:span><text:span text:style-name="T49">RMSprop</text:span><text:span text:style-name="T45"> learning with starting lr = 1e-3 :</text:span></text:p>
      <text:list xml:id="list214320137321355" text:continue-list="list214320293591956" text:style-name="L2">
        <text:list-item>
          <text:p text:style-name="P23"><text:span text:style-name="T57">150 </text:span>epoch<text:span text:style-name="T3">s</text:span></text:p>
        </text:list-item>
        <text:list-item>
          <text:p text:style-name="P40">batch_size = 64</text:p>
        </text:list-item>
        <text:list-item>
          <text:p text:style-name="P23"><text:span text:style-name="T3">train/test/val splits = 4</text:span><text:span text:style-name="T56">9000</text:span><text:span text:style-name="T3"> train, 10000 test, 1</text:span><text:span text:style-name="T56">000</text:span><text:span text:style-name="T3"> val</text:span></text:p>
        </text:list-item>
      </text:list>
      <text:list xml:id="list2094050927" text:style-name="L8">
        <text:list-item>
          <text:p text:style-name="P9">weight_decay = 1e-4</text:p>
        </text:list-item>
        <text:list-item>
          <text:p text:style-name="P9">Dropout 0.2, Dropout 0.3, Dropout 0.4</text:p>
        </text:list-item>
        <text:list-item>
          <text:p text:style-name="P32"><text:span text:style-name="T7">RMSprop</text:span><text:span text:style-name="T8"> using learning_rate = 1e-3 * </text:span><text:span text:style-name="T9">changed</text:span></text:p>
        </text:list-item>
        <text:list-item>
          <text:p text:style-name="P16">Data Augmentation:</text:p>
          <text:list>
            <text:list-item>
              <text:p text:style-name="P16">rotation_range = 15</text:p>
            </text:list-item>
            <text:list-item>
              <text:p text:style-name="P16">width_shift_range = 0.1</text:p>
            </text:list-item>
            <text:list-item>
              <text:p text:style-name="P16">height_shift_range = 0.1</text:p>
            </text:list-item>
            <text:list-item>
              <text:p text:style-name="P16">horizontal_flip = True</text:p>
            </text:list-item>
          </text:list>
        </text:list-item>
        <text:list-item>
          <text:p text:style-name="P47"><text:soft-page-break/>lr_schedule: </text:p>
          <text:list>
            <text:list-item>
              <text:p text:style-name="P61"><text:span text:style-name="T4">epoch &gt; </text:span><text:span text:style-name="T61">80</text:span><text:span text:style-name="T14"> </text:span><text:span text:style-name="T4">lr *= </text:span><text:span text:style-name="T55">1e-1 </text:span></text:p>
            </text:list-item>
            <text:list-item>
              <text:p text:style-name="P32"><text:span text:style-name="T28">epoch &gt; 1</text:span><text:span text:style-name="T29">20</text:span><text:span text:style-name="T28"> lr*= </text:span><text:span text:style-name="T31">1e-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6:24:26.676107117</meta:creation-date>
    <meta:generator>LibreOffice/6.4.4.2$Linux_X86_64 LibreOffice_project/40$Build-2</meta:generator>
    <dc:date>2020-07-19T21:43:19.033935721</dc:date>
    <meta:editing-duration>P1DT5H18M26S</meta:editing-duration>
    <meta:editing-cycles>62</meta:editing-cycles>
    <meta:document-statistic meta:table-count="0" meta:image-count="0" meta:object-count="0" meta:page-count="4" meta:paragraph-count="115" meta:word-count="777" meta:character-count="4122" meta:non-whitespace-character-count="3549"/>
  </office:meta>
</office:document-meta>
</file>